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99cc" draw:textarea-horizontal-align="justify" draw:textarea-vertical-align="middle" draw:auto-grow-height="false" fo:min-height="2.29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2.548cm"/>
    </style:style>
    <style:style style:name="gr3" style:family="graphic" style:parent-style-name="standard">
      <style:graphic-properties draw:opacity="100%" draw:opacity-name="Transparency_20_171" draw:textarea-horizontal-align="justify" draw:textarea-vertical-align="middle" draw:auto-grow-height="false" fo:min-height="9.402cm" fo:min-width="8.898cm"/>
    </style:style>
    <style:style style:name="gr4" style:family="graphic" style:parent-style-name="standard">
      <style:graphic-properties draw:stroke="none" svg:stroke-color="#000000" draw:fill="solid" draw:fill-color="#00ccff" fo:min-height="2.29cm"/>
    </style:style>
    <style:style style:name="gr5" style:family="graphic" style:parent-style-name="standard">
      <style:graphic-properties svg:stroke-color="#0066cc" draw:fill-color="#6699cc" draw:textarea-horizontal-align="justify" draw:textarea-vertical-align="middle" draw:auto-grow-height="false" fo:min-height="2.29cm" fo:min-width="4.199cm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9.402cm" fo:min-width="0.643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9.402cm" fo:min-width="0.643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878cm" fo:min-width="4.2cm"/>
    </style:style>
    <style:style style:name="gr9" style:family="graphic" style:parent-style-name="standard">
      <style:graphic-properties draw:opacity="100%" draw:opacity-name="Transparency_20_41" draw:textarea-horizontal-align="justify" draw:textarea-vertical-align="middle" draw:auto-grow-height="false" fo:min-height="2.878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fill-color="#6666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P1" style:family="paragraph">
      <style:paragraph-properties fo:text-align="center"/>
    </style:style>
    <style:style style:name="P2" style:family="paragraph">
      <loext:graphic-properties draw:fill-color="#6699cc"/>
      <style:paragraph-properties fo:text-align="center"/>
    </style:style>
    <style:style style:name="P3" style:family="paragraph">
      <loext:graphic-properties draw:opacity="100%" draw:opacity-name="Transparency_20_171"/>
      <style:paragraph-properties fo:text-align="center"/>
    </style:style>
    <style:style style:name="P4" style:family="paragraph">
      <loext:graphic-properties draw:fill="solid" draw:fill-color="#00ccff"/>
      <style:text-properties fo:font-size="54pt" style:font-size-asian="54pt" style:font-size-complex="54pt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cc66ff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opacity="100%" draw:opacity-name="Transparency_20_41"/>
      <style:paragraph-properties fo:text-align="center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54cm" svg:x="4.806cm" svg:y="3.698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6.238cm">
          <text:p text:style-name="P1">rais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398cm" svg:height="9.652cm" svg:x="4.806cm" svg:y="6.2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4" draw:layer="layout" svg:width="3.048cm" svg:height="2.54cm" svg:x="1.758cm" svg:y="3.698cm">
          <draw:text-box>
            <text:p><text:span text:style-name="T1">R1</text:span></text:p>
          </draw:text-box>
        </draw:frame>
        <draw:custom-shape draw:style-name="gr5" draw:text-style-name="P2" draw:layer="layout" svg:width="4.699cm" svg:height="2.54cm" svg:x="9.53cm" svg:y="3.698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11.064cm">
          <text:p text:style-name="P1">low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3cm" svg:height="9.652cm" svg:x="4.806cm" svg:y="6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3cm" svg:height="9.652cm" svg:x="13.061cm" svg:y="6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43cm" svg:height="9.652cm" draw:transform="rotate (0.000174532925199433) translate (10.394cm 6.23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398cm" svg:height="9.652cm" svg:x="4.807cm" svg:y="6.2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8" draw:layer="layout" svg:width="9.398cm" svg:height="9.652cm" svg:x="4.806cm" svg:y="6.2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" draw:layer="layout" svg:width="0.889cm" svg:height="0.762cm" draw:transform="rotate (1.5707963267949) translate (10.521cm 9.159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4.698cm" svg:height="1.142cm" svg:x="4.806cm" svg:y="9.921cm" svg:viewBox="0 0 4699 1143" draw:points="0,0 3556,0 4699,1143 0,1143">
          <text:p/>
        </draw:polygon>
        <draw:frame draw:style-name="gr12" draw:text-style-name="P9" draw:layer="layout" svg:width="4.481cm" svg:height="0.962cm" svg:x="5.187cm" svg:y="12.008cm">
          <draw:text-box>
            <text:p><text:span text:style-name="T2">target position</text:span></text:p>
          </draw:text-box>
        </draw:frame>
        <draw:line draw:style-name="gr13" draw:text-style-name="P10" draw:layer="layout" svg:x1="5.822cm" svg:y1="11.827cm" svg:x2="6.355cm" svg:y2="10.684cm">
          <text:p/>
        </draw:line>
        <draw:line draw:style-name="gr13" draw:text-style-name="P10" draw:layer="layout" svg:x1="5.822cm" svg:y1="11.827cm" svg:x2="5.593cm" svg:y2="6.62cm">
          <text:p/>
        </draw:line>
        <draw:line draw:style-name="gr13" draw:text-style-name="P10" draw:layer="layout" svg:x1="9.632cm" svg:y1="12.462cm" svg:x2="13.594cm" svg:y2="12.462cm">
          <text:p/>
        </draw:line>
        <draw:frame draw:style-name="gr14" draw:text-style-name="P9" draw:layer="layout" svg:width="4.445cm" svg:height="3.095cm" svg:x="15.093cm" svg:y="5.858cm">
          <draw:text-box>
            <text:p><text:span text:style-name="T2">sliding action marker with</text:span></text:p>
            <text:p><text:span text:style-name="T2">direction indicator</text:span></text:p>
          </draw:text-box>
        </draw:frame>
        <draw:line draw:style-name="gr13" draw:text-style-name="P10" draw:layer="layout" svg:x1="15.093cm" svg:y1="7.255cm" svg:x2="11.156cm" svg:y2="7.763cm">
          <text:p/>
        </draw:line>
        <draw:frame draw:style-name="gr15" draw:text-style-name="P9" draw:layer="layout" svg:width="4.939cm" svg:height="1.673cm" svg:x="8.362cm" svg:y="1.54cm">
          <draw:text-box>
            <text:p><text:span text:style-name="T2">convenient set</text:span></text:p>
            <text:p><text:span text:style-name="T2">position buttons</text:span></text:p>
          </draw:text-box>
        </draw:frame>
        <draw:line draw:style-name="gr13" draw:text-style-name="P10" draw:layer="layout" svg:x1="8.235cm" svg:y1="2.81cm" svg:x2="3.561cm" svg:y2="7.763cm">
          <text:p/>
        </draw:line>
        <draw:line draw:style-name="gr13" draw:text-style-name="P10" draw:layer="layout" svg:x1="9.378cm" svg:y1="3.064cm" svg:x2="3.561cm" svg:y2="11.954cm">
          <text:p/>
        </draw:line>
        <draw:line draw:style-name="gr13" draw:text-style-name="P10" draw:layer="layout" svg:x1="10.648cm" svg:y1="3.064cm" svg:x2="9.022cm" svg:y2="4.842cm">
          <text:p/>
        </draw:line>
        <draw:line draw:style-name="gr13" draw:text-style-name="P10" draw:layer="layout" svg:x1="10.648cm" svg:y1="3.064cm" svg:x2="11.562cm" svg:y2="4.461cm">
          <text:p/>
        </draw:line>
        <draw:frame draw:style-name="gr16" draw:text-style-name="P9" draw:layer="layout" svg:width="4.122cm" svg:height="1.673cm" svg:x="15.035cm" svg:y="13.859cm">
          <draw:text-box>
            <text:p><text:span text:style-name="T2">slider tringle</text:span></text:p>
            <text:p><text:span text:style-name="T2">window blind</text:span></text:p>
          </draw:text-box>
        </draw:frame>
        <draw:frame draw:style-name="gr17" draw:text-style-name="P9" draw:layer="layout" svg:width="4.371cm" svg:height="1.673cm" svg:x="1.963cm" svg:y="1.254cm">
          <draw:text-box>
            <text:p><text:span text:style-name="T2">window name</text:span></text:p>
            <text:p><text:span text:style-name="T2">and selector</text:span></text:p>
          </draw:text-box>
        </draw:frame>
        <draw:line draw:style-name="gr13" draw:text-style-name="P10" draw:layer="layout" svg:x1="3.917cm" svg:y1="2.937cm" svg:x2="3.434cm" svg:y2="4.207cm">
          <text:p/>
        </draw:line>
        <draw:line draw:style-name="gr13" draw:text-style-name="P10" draw:layer="layout" svg:x1="14.966cm" svg:y1="14.748cm" svg:x2="9.124cm" svg:y2="14.113cm">
          <text:p/>
        </draw:line>
        <draw:frame draw:style-name="gr18" draw:text-style-name="P9" draw:layer="layout" svg:width="4.757cm" svg:height="1.673cm" svg:x="14.654cm" svg:y="10.938cm">
          <draw:text-box>
            <text:p><text:span text:style-name="T2">slider tringle</text:span></text:p>
            <text:p><text:span text:style-name="T2">window opener</text:span></text:p>
          </draw:text-box>
        </draw:frame>
        <draw:line draw:style-name="gr13" draw:text-style-name="P10" draw:layer="layout" svg:x1="15.093cm" svg:y1="10.684cm" svg:x2="12.299cm" svg:y2="10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71" draw:display-name="Transparency 171" draw:style="linear" draw:start="100%" draw:end="0%" draw:angle="900" draw:border="0%"/>
    <draw:opacity draw:name="Transparency_20_41" draw:display-name="Transparency 4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36:09.914977444</meta:creation-date>
    <dc:date>2020-05-02T06:58:09.688222154</dc:date>
    <meta:editing-duration>PT44M21S</meta:editing-duration>
    <meta:editing-cycles>10</meta:editing-cycles>
    <meta:generator>LibreOffice/5.1.6.2$Linux_X86_64 LibreOffice_project/10m0$Build-2</meta:generator>
    <meta:document-statistic meta:object-count="30"/>
  </office:meta>
</office:document-meta>
</file>